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fa6e" officeooo:paragraph-rsid="0005fa6e"/>
    </style:style>
    <style:style style:name="P2" style:family="paragraph" style:parent-style-name="Standard">
      <style:paragraph-properties fo:text-align="center" style:justify-single-word="false"/>
      <style:text-properties fo:color="#ce181e" fo:font-size="18pt" officeooo:rsid="0005fa6e" officeooo:paragraph-rsid="0005fa6e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color="#ce181e" fo:font-size="16pt" officeooo:rsid="0005fa6e" officeooo:paragraph-rsid="0005fa6e" style:font-size-asian="16pt" style:font-size-complex="16pt"/>
    </style:style>
    <style:style style:name="P4" style:family="paragraph" style:parent-style-name="Standard">
      <style:text-properties officeooo:rsid="0006d9e2" officeooo:paragraph-rsid="0006d9e2"/>
    </style:style>
    <style:style style:name="P5" style:family="paragraph" style:parent-style-name="Standard">
      <style:text-properties officeooo:rsid="000a6c00" officeooo:paragraph-rsid="000a6c00"/>
    </style:style>
    <style:style style:name="P6" style:family="paragraph" style:parent-style-name="Standard">
      <style:text-properties fo:color="#00a65d" fo:font-size="14pt" officeooo:rsid="00128a97" officeooo:paragraph-rsid="00128a97" style:font-size-asian="14pt" style:font-size-complex="14pt"/>
    </style:style>
    <style:style style:name="P7" style:family="paragraph" style:parent-style-name="Standard">
      <style:text-properties officeooo:rsid="00146f93" officeooo:paragraph-rsid="00146f93"/>
    </style:style>
    <style:style style:name="P8" style:family="paragraph" style:parent-style-name="Standard">
      <style:text-properties officeooo:rsid="00155d88" officeooo:paragraph-rsid="00155d88"/>
    </style:style>
    <style:style style:name="P9" style:family="paragraph" style:parent-style-name="Standard">
      <style:text-properties fo:color="#000000" officeooo:rsid="001883b3" officeooo:paragraph-rsid="001883b3"/>
    </style:style>
    <style:style style:name="P10" style:family="paragraph" style:parent-style-name="Standard">
      <style:text-properties fo:color="#000000" officeooo:rsid="001a3b34" officeooo:paragraph-rsid="001a3b34"/>
    </style:style>
    <style:style style:name="P11" style:family="paragraph" style:parent-style-name="Standard">
      <style:text-properties fo:color="#000000" officeooo:rsid="001aa779" officeooo:paragraph-rsid="001aa779"/>
    </style:style>
    <style:style style:name="P12" style:family="paragraph" style:parent-style-name="Standard">
      <style:text-properties officeooo:rsid="0016acce" officeooo:paragraph-rsid="0016acce"/>
    </style:style>
    <style:style style:name="P13" style:family="paragraph" style:parent-style-name="Standard">
      <style:text-properties fo:color="#000000" officeooo:rsid="0006d9e2" officeooo:paragraph-rsid="0006d9e2"/>
    </style:style>
    <style:style style:name="P14" style:family="paragraph" style:parent-style-name="Standard">
      <style:text-properties fo:color="#000000" officeooo:rsid="00082493" officeooo:paragraph-rsid="00082493"/>
    </style:style>
    <style:style style:name="P15" style:family="paragraph" style:parent-style-name="Standard">
      <style:text-properties fo:color="#000000" officeooo:rsid="000a6c00" officeooo:paragraph-rsid="00082493"/>
    </style:style>
    <style:style style:name="P16" style:family="paragraph" style:parent-style-name="Standard">
      <style:text-properties fo:color="#000000" officeooo:rsid="000a6c00" officeooo:paragraph-rsid="000a6c00"/>
    </style:style>
    <style:style style:name="P17" style:family="paragraph" style:parent-style-name="Standard">
      <style:text-properties fo:color="#000000" officeooo:rsid="000d988f" officeooo:paragraph-rsid="000d988f"/>
    </style:style>
    <style:style style:name="P18" style:family="paragraph" style:parent-style-name="Standard">
      <style:text-properties fo:color="#000000" officeooo:rsid="0010615d" officeooo:paragraph-rsid="0010615d"/>
    </style:style>
    <style:style style:name="P19" style:family="paragraph" style:parent-style-name="Standard">
      <style:text-properties fo:color="#000000" officeooo:rsid="00128a97" officeooo:paragraph-rsid="00128a97"/>
    </style:style>
    <style:style style:name="P20" style:family="paragraph" style:parent-style-name="Standard">
      <style:text-properties fo:color="#000000" officeooo:rsid="00146f93" officeooo:paragraph-rsid="00128a97"/>
    </style:style>
    <style:style style:name="P21" style:family="paragraph" style:parent-style-name="Standard">
      <style:text-properties fo:color="#000000" officeooo:rsid="00146f93" officeooo:paragraph-rsid="00146f93"/>
    </style:style>
    <style:style style:name="P22" style:family="paragraph" style:parent-style-name="Standard">
      <style:text-properties fo:color="#000000" officeooo:rsid="00155d88" officeooo:paragraph-rsid="00155d88"/>
    </style:style>
    <style:style style:name="P23" style:family="paragraph" style:parent-style-name="Standard">
      <style:text-properties fo:color="#000000" fo:font-size="14pt" officeooo:rsid="001bc2f5" officeooo:paragraph-rsid="001bc2f5" style:font-size-asian="14pt" style:font-size-complex="14pt"/>
    </style:style>
    <style:style style:name="P24" style:family="paragraph" style:parent-style-name="Standard">
      <style:text-properties fo:color="#000000" officeooo:rsid="001d0cae" officeooo:paragraph-rsid="001d0cae"/>
    </style:style>
    <style:style style:name="P25" style:family="paragraph" style:parent-style-name="Standard">
      <style:text-properties fo:color="#000000" officeooo:rsid="001e039d" officeooo:paragraph-rsid="001e039d"/>
    </style:style>
    <style:style style:name="P26" style:family="paragraph" style:parent-style-name="Standard">
      <style:text-properties fo:color="#000000" officeooo:rsid="001ed960" officeooo:paragraph-rsid="001ed960"/>
    </style:style>
    <style:style style:name="P27" style:family="paragraph" style:parent-style-name="Standard">
      <style:text-properties fo:color="#000000" officeooo:rsid="0021b461" officeooo:paragraph-rsid="0021b461"/>
    </style:style>
    <style:style style:name="P28" style:family="paragraph" style:parent-style-name="Standard">
      <style:text-properties fo:color="#ed1c24" officeooo:rsid="00146f93" officeooo:paragraph-rsid="00146f93"/>
    </style:style>
    <style:style style:name="P29" style:family="paragraph" style:parent-style-name="Standard">
      <style:text-properties fo:color="#ed1c24" officeooo:rsid="001883b3" officeooo:paragraph-rsid="0016acce"/>
    </style:style>
    <style:style style:name="P30" style:family="paragraph" style:parent-style-name="Standard">
      <style:text-properties fo:color="#00a65d" fo:font-size="14pt" officeooo:rsid="001aa779" officeooo:paragraph-rsid="001aa779" style:font-size-asian="14pt" style:font-size-complex="14pt"/>
    </style:style>
    <style:style style:name="P31" style:family="paragraph" style:parent-style-name="Standard">
      <style:text-properties fo:color="#00a65d" fo:font-size="14pt" officeooo:rsid="001d0cae" officeooo:paragraph-rsid="001d0cae" style:font-size-asian="14pt" style:font-size-complex="14pt"/>
    </style:style>
    <style:style style:name="T1" style:family="text">
      <style:text-properties officeooo:rsid="0006d9e2"/>
    </style:style>
    <style:style style:name="T2" style:family="text">
      <style:text-properties fo:color="#ce181e"/>
    </style:style>
    <style:style style:name="T3" style:family="text">
      <style:text-properties fo:color="#000000"/>
    </style:style>
    <style:style style:name="T4" style:family="text">
      <style:text-properties fo:color="#000000" officeooo:rsid="000eb822"/>
    </style:style>
    <style:style style:name="T5" style:family="text">
      <style:text-properties fo:color="#000000" officeooo:rsid="0016acce"/>
    </style:style>
    <style:style style:name="T6" style:family="text">
      <style:text-properties fo:color="#00a65d"/>
    </style:style>
    <style:style style:name="T7" style:family="text">
      <style:text-properties fo:color="#ed1c24"/>
    </style:style>
    <style:style style:name="T8" style:family="text">
      <style:text-properties fo:color="#ed1c24" officeooo:rsid="001ca5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ynamique des populations</text:p>
      <text:p text:style-name="P1"/>
      <text:p text:style-name="P1">Dominique Pontier</text:p>
      <text:p text:style-name="P1"><text:a xlink:type="simple" xlink:href="mailto:dominique.pontier@univ-lyon1.fr" text:style-name="Internet_20_link" text:visited-style-name="Visited_20_Internet_20_Link">dominique.pontier@univ-lyon1.fr</text:a></text:p>
      <text:p text:style-name="P1"/>
      <text:p text:style-name="P1"/>
      <text:p text:style-name="P3">Evolution des traits de l’histoire de la vie</text:p>
      <text:p text:style-name="P3"/>
      <text:p text:style-name="P1">Diversité de taille chez les animaux</text:p>
      <text:p text:style-name="P1">poids du petit à la naissance très variable : </text:p>
      <text:p text:style-name="P1">1/900du poids de la mère chez le panda</text:p>
      <text:p text:style-name="P1">1/22 du poids de la mère chez l’homme</text:p>
      <text:p text:style-name="P1"/>
      <text:p text:style-name="P1">Théorie de l’<text:span text:style-name="T1">H</text:span>istoire de <text:span text:style-name="T1">V</text:span>ie : expliquer la diversité des cycles de vie des organismes</text:p>
      <text:p text:style-name="P4">Naissance → croissance → reproduction → mort. Caractérisé par des <text:span text:style-name="T2">traits phénotypiques </text:span>(= <text:span text:style-name="T2">Traits de l’Histoire de Vie</text:span> = <text:span text:style-name="T2">THV</text:span><text:span text:style-name="T3">)</text:span></text:p>
      <text:p text:style-name="P13">*Durée de gestation</text:p>
      <text:p text:style-name="P13">*Poids des jeunes à la naissance</text:p>
      <text:p text:style-name="P13">*Age à la première reproduction</text:p>
      <text:p text:style-name="P13">*Taille de portée/ponte</text:p>
      <text:p text:style-name="P13">*Durée de vie</text:p>
      <text:p text:style-name="P13">*Etat de développement à la naissance</text:p>
      <text:p text:style-name="P13">*Taux de croissance</text:p>
      <text:p text:style-name="P13">*Nombre d’occasions de reproduction</text:p>
      <text:p text:style-name="P13"/>
      <text:p text:style-name="P14">Quand se reproduire pour la première fois ? <text:tab/>-Age à la maturité</text:p>
      <text:p text:style-name="P14"><text:tab/><text:tab/><text:tab/><text:tab/><text:tab/><text:tab/>-Taille à la maturité</text:p>
      <text:p text:style-name="P14"><text:tab/><text:tab/><text:tab/><text:tab/><text:tab/><text:tab/>-Taux de croissance</text:p>
      <text:p text:style-name="P14"/>
      <text:p text:style-name="P14">Combien de fois ?<text:tab/>-Itéroparité</text:p>
      <text:p text:style-name="P14"><text:tab/><text:tab/><text:tab/>-Semelparité</text:p>
      <text:p text:style-name="P14"/>
      <text:p text:style-name="P14">Combien de jeunes ?<text:tab/>-Effort de reproduction</text:p>
      <text:p text:style-name="P14"><text:tab/><text:tab/><text:tab/>-Taille de ponte/portée</text:p>
      <text:p text:style-name="P14"><text:tab/><text:tab/><text:tab/>-Taille/poids des jeunes</text:p>
      <text:p text:style-name="P14"><text:tab/><text:tab/><text:tab/>-Sex ratio de la descendance</text:p>
      <text:p text:style-name="P14"><text:tab/><text:tab/><text:tab/>-Sénescence (vieillissement)</text:p>
      <text:p text:style-name="P14"><text:tab/><text:tab/><text:tab/>ex : rat-taupe nu ne vieillit pas</text:p>
      <text:p text:style-name="P14"/>
      <text:p text:style-name="P14">Rester ou partir ?<text:tab/>-Dispersion</text:p>
      <text:p text:style-name="P14"><text:tab/><text:tab/><text:tab/>-Migration</text:p>
      <text:p text:style-name="P14"/>
      <text:p text:style-name="P14">Quand mourir ?<text:tab/>-Longévité</text:p>
      <text:p text:style-name="P14"><text:tab/><text:tab/><text:tab/>-Sénescence</text:p>
      <text:p text:style-name="P15"/>
      <text:p text:style-name="P16">Records : </text:p>
      <text:p text:style-name="P16">Poids :</text:p>
      <text:p text:style-name="P16">172t rorqual bleu ------ 1g musaraigne</text:p>
      <text:p text:style-name="P16"/>
      <text:p text:style-name="P16">Durée de gestation :</text:p>
      <text:p text:style-name="P16">660j Elephant ------ 20j Campagnol</text:p>
      <text:p text:style-name="P16"><text:soft-page-break/>Poids à la naissance :</text:p>
      <text:p text:style-name="P5"><text:span text:style-name="T3">1/3 </text:span><text:span text:style-name="T4">C</text:span><text:span text:style-name="T3">hauve-souris --------- 1/1000 </text:span><text:span text:style-name="T4">O</text:span><text:span text:style-name="T3">urs blanc</text:span></text:p>
      <text:p text:style-name="P16"/>
      <text:p text:style-name="P17">Fécondité</text:p>
      <text:p text:style-name="P17">1 jeune /4-5 ans Chimpanzé ------ 32 jeunes Tenrec</text:p>
      <text:p text:style-name="P18">1 portée Souris marsupial ------ 15 portées Chevreuil</text:p>
      <text:p text:style-name="P18"/>
      <text:p text:style-name="P18"/>
      <text:p text:style-name="P6">Semelpare (1 reproduction) ou itéropare (plusieurs reproductions)</text:p>
      <text:p text:style-name="P19"/>
      <text:p text:style-name="P19">Ex : Grand albatros choisit un partenaire pour la vie et se reproduit a=à une certaine période. Si l’un des 2 meurt, l’autre cherche un autre partenaire</text:p>
      <text:p text:style-name="P19"/>
      <text:p text:style-name="P19">*Probabilité de survie des enfants ?</text:p>
      <text:p text:style-name="P19">*Probabilité que les adultes survivent pour se reproduire encore ?</text:p>
      <text:p text:style-name="P20"><text:s/></text:p>
      <text:p text:style-name="P21">On cherche à comprendre l’action de la sélection naturelle :</text:p>
      <text:p text:style-name="P7"><text:span text:style-name="T3">1 – Existence d’une </text:span><text:span text:style-name="T7">base génétique</text:span><text:span text:style-name="T6"> </text:span><text:span text:style-name="T3">à la variabilité des THV</text:span></text:p>
      <text:p text:style-name="P7"><text:span text:style-name="T3">2 – Les individus doivent varier en valeur sélective = </text:span><text:span text:style-name="T7">condition phénotypique</text:span></text:p>
      <text:p text:style-name="P28"/>
      <text:p text:style-name="P8"><text:span text:style-name="T7">Fitness </text:span><text:span text:style-name="T3">= contribution d’un individu aux gènes de la génération suivante</text:span></text:p>
      <text:p text:style-name="P22"><text:tab/>= nombre de gènes laissés personnellement à la génération suivante</text:p>
      <text:p text:style-name="P8"><text:span text:style-name="T3"><text:tab/></text:span><text:span text:style-name="T5">= Valeur sélective / valeur adaptative</text:span></text:p>
      <text:p text:style-name="P22"/>
      <text:p text:style-name="P12"><text:span text:style-name="T3">Composantes : </text:span><text:span text:style-name="T7">Survie et reproduction</text:span></text:p>
      <text:p text:style-name="P29"/>
      <text:p text:style-name="P9">Rouge-gorge → 10 œufs par couvée, 10 % survie juvénile, 96 % survie adulte</text:p>
      <text:p text:style-name="P10">Si le rouge-gorge avait pu pondre 15 œufs, aurait-il pu en pondre 10 à la saison suivante ? Aurait-il pu maintenir la survie juvénile à 10 % ? Serait-il toujours en vie ?</text:p>
      <text:p text:style-name="P10"/>
      <text:p text:style-name="P10">⇒ Concept de <text:span text:style-name="T7">trade-offs (compromis)</text:span> entre THVs</text:p>
      <text:p text:style-name="P10"/>
      <text:p text:style-name="P11">Concept de <text:span text:style-name="T7">contrainte</text:span></text:p>
      <text:p text:style-name="P22"/>
      <text:p text:style-name="P30">Taille ou masse corporelle peuvent-elles expliquer la variabilité des THV ?</text:p>
      <text:p text:style-name="P30"/>
      <text:p text:style-name="P23">La Théorie de l’Histoire de la vie se concentre sur :</text:p>
      <text:p text:style-name="P23">-Les <text:span text:style-name="T7">caractéristiques évolutives </text:span>clés des cycles de vie</text:p>
      <text:p text:style-name="P23">-La <text:span text:style-name="T7">diversité</text:span></text:p>
      <text:p text:style-name="P23"/>
      <text:p text:style-name="P23">→ Pour un individu, la séquence de ses caractéristique d’HV compose sa <text:span text:style-name="T7">trajectoire d’HV.</text:span></text:p>
      <text:p text:style-name="P23">→ Pour une <text:span text:style-name="T7">population</text:span>, la combinaison des HV compose sa <text:span text:style-name="T7">stratégie d’HV.</text:span></text:p>
      <text:p text:style-name="P23"><text:span text:style-name="T8"/></text:p>
      <text:p text:style-name="P31">Importance de la population</text:p>
      <text:p text:style-name="P31"/>
      <text:p text:style-name="P24">Pop = groupe d’individus d’une même espèce qui vivent dans une aire particulière et ont le potentiel de se croiser</text:p>
      <text:p text:style-name="P24"/>
      <text:p text:style-name="P24"/>
      <text:p text:style-name="P25"><text:soft-page-break/>Les HV résultent de l’interaction entre facteurs intrinsèques et extrinsèques.</text:p>
      <text:p text:style-name="P26">Facteurs<text:span text:style-name="T7"> extrinsèques </text:span>influencent taux de mortalité et de reproduction âge-spécifiques.</text:p>
      <text:p text:style-name="P26">Facteurs<text:span text:style-name="T7"> intrinsèques </text:span>⇒ relation entre les traits ⇒ <text:s/>contraintes physiologiques, développementales, phylogénétiques, génétiques …</text:p>
      <text:p text:style-name="P26"/>
      <text:p text:style-name="P27">Les tendances peuvent être regardées sur un ensemble d’espèces,entre populations, à l’intérieur d’une popul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0:17:14.459085258</meta:creation-date>
    <dc:date>2018-09-25T12:00:33.790732428</dc:date>
    <meta:editing-duration>PT1H31M32S</meta:editing-duration>
    <meta:editing-cycles>25</meta:editing-cycles>
    <meta:generator>LibreOffice/5.4.6.2$Linux_X86_64 LibreOffice_project/40m0$Build-2</meta:generator>
    <meta:document-statistic meta:table-count="0" meta:image-count="0" meta:object-count="0" meta:page-count="3" meta:paragraph-count="71" meta:word-count="524" meta:character-count="3361" meta:non-whitespace-character-count="2862"/>
  </office:meta>
</office:document-meta>
</file>